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paragraph-rsid="002aad67" style:font-style-asian="italic" style:font-weight-asian="bold" style:font-style-complex="italic" style:font-weight-complex="bold"/>
    </style:style>
    <style:style style:name="P6" style:family="paragraph" style:parent-style-name="Text_20_body" style:list-style-name="L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paragraph-rsid="002aad67" style:font-weight-asian="bold" style:font-weight-complex="bold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1d1065" officeooo:paragraph-rsid="001d1065" style:font-size-asian="15pt" style:font-weight-asian="bold" style:font-size-complex="15pt" style:font-weight-complex="bold"/>
    </style:style>
    <style:style style:name="P16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7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>
      <style:text-properties officeooo:paragraph-rsid="0035120a"/>
    </style:style>
    <style:style style:name="P20" style:family="paragraph" style:parent-style-name="Text_20_body" style:list-style-name="L5">
      <style:text-properties officeooo:rsid="0048f30c" officeooo:paragraph-rsid="0048f30c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/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fbe92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5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officeooo:rsid="00216f38"/>
    </style:style>
    <style:style style:name="T7" style:family="text">
      <style:text-properties officeooo:rsid="002248cc"/>
    </style:style>
    <style:style style:name="T8" style:family="text">
      <style:text-properties officeooo:rsid="00249a76"/>
    </style:style>
    <style:style style:name="T9" style:family="text">
      <style:text-properties officeooo:rsid="00267349"/>
    </style:style>
    <style:style style:name="T10" style:family="text">
      <style:text-properties officeooo:rsid="00280aa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9a92a"/>
    </style:style>
    <style:style style:name="T13" style:family="text">
      <style:text-properties style:text-underline-style="solid" style:text-underline-width="auto" style:text-underline-color="font-color" officeooo:rsid="004e7087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bc288" style:font-size-asian="15pt" style:font-weight-asian="bold" style:font-size-complex="15pt" style:font-weight-complex="bold"/>
    </style:style>
    <style:style style:name="T18" style:family="text">
      <style:text-properties officeooo:rsid="002aad67"/>
    </style:style>
    <style:style style:name="T19" style:family="text">
      <style:text-properties officeooo:rsid="002c8ab4"/>
    </style:style>
    <style:style style:name="T20" style:family="text">
      <style:text-properties officeooo:rsid="0032299f"/>
    </style:style>
    <style:style style:name="T21" style:family="text">
      <style:text-properties officeooo:rsid="0033bc6c"/>
    </style:style>
    <style:style style:name="T22" style:family="text">
      <style:text-properties officeooo:rsid="0038fac4"/>
    </style:style>
    <style:style style:name="T23" style:family="text">
      <style:text-properties officeooo:rsid="0039a92a"/>
    </style:style>
    <style:style style:name="T24" style:family="text">
      <style:text-properties officeooo:rsid="004067e4"/>
    </style:style>
    <style:style style:name="T25" style:family="text">
      <style:text-properties officeooo:rsid="0040ff93"/>
    </style:style>
    <style:style style:name="T26" style:family="text">
      <style:text-properties officeooo:rsid="0043b1b7"/>
    </style:style>
    <style:style style:name="T27" style:family="text">
      <style:text-properties officeooo:rsid="0044953f"/>
    </style:style>
    <style:style style:name="T28" style:family="text">
      <style:text-properties officeooo:rsid="0047ae56"/>
    </style:style>
    <style:style style:name="T29" style:family="text">
      <style:text-properties officeooo:rsid="0048f30c"/>
    </style:style>
    <style:style style:name="T30" style:family="text">
      <style:text-properties officeooo:rsid="0049e2ca"/>
    </style:style>
    <style:style style:name="T31" style:family="text">
      <style:text-properties officeooo:rsid="004a4822"/>
    </style:style>
    <style:style style:name="T32" style:family="text">
      <style:text-properties officeooo:rsid="004cedba"/>
    </style:style>
    <style:style style:name="T33" style:family="text">
      <style:text-properties officeooo:rsid="004e708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0">O Mordomo</text:span></text:h>
      <text:h text:style-name="Heading_20_2" text:outline-level="2">1. Introdução</text:h>
      <text:p text:style-name="Text_20_body">O projeto<text:span text:style-name="T15"> </text:span><text:span text:style-name="T16">O Mordomo </text:span><text:span text:style-name="T17">foi desenvolvido</text:span><text:span text:style-name="T3"> <text:s/></text:span><text:span text:style-name="T14">PELO PROGRAMADOR</text:span><text:span text:style-name="T4">: </text:span><text:span text:style-name="T5">Pedro Henrique Pontes Santos</text:span><text:span text:style-name="T11">,</text:span> é uma aplicação web baseada em Spring Boot com <text:span text:style-name="T23">React </text:span>, <text:span text:style-name="T11">projetada para auxiliar na gestão e operação de restaurantes </text:span><text:span text:style-name="T12">de todos os portes</text:span><text:span text:style-name="T11">. A plataforma visa simplificar as tarefas diárias dos restaurantes, oferecendo uma ampla gama de funcionalidades para atender às necessidades dos estabelecimentos, </text:span><text:span text:style-name="T12">desde gerenciamento de pedidos </text:span><text:span text:style-name="T13">ou</text:span><text:span text:style-name="T12"> uma comanda aberta, que <text:s/>esta associada a uma mesa, até o controle de fluxo de caixa, </text:span><text:span text:style-name="T13">fluxo de pagamentos, fluxo de</text:span><text:span text:style-name="T12">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6">e Comandas </text:span><text:span text:style-name="T32">[*WORKING ON NOW]</text:span></text:h>
      <text:list xml:id="list2117735452" text:style-name="L1">
        <text:list-header>
          <text:p text:style-name="P4"><text:span text:style-name="T18">1</text:span><text:span text:style-name="T9">,</text:span>O sistema deve permitir o cadastro, edição e exclusão de mesas, atribuindo a cada uma um identificador único.</text:p>
          <text:p text:style-name="P4"><text:span text:style-name="T18">2</text:span><text:span text:style-name="T1">.</text:span>Deve ser possível visualizar o status atual de cada mesa (livre, ocupada, reservada) e registrar alterações conforme necessário.</text:p>
          <text:p text:style-name="P7"><text:span text:style-name="T18">3. </text:span>Deve haver uma funcionalidade para acompanhar o histórico de ocupação de cada mesa, registrando horários de início e término das ocupações.</text:p>
          <text:p text:style-name="P8"><text:span text:style-name="T18">4.</text:span>Cada mesa deve ter uma comanda associada, que pode ser aberta ou fechada.</text:p>
          <text:p text:style-name="P5"><text:span text:style-name="T18">5.</text:span>As comandas abertas devem permitir que os pedidos sejam adicionados, removidos e modificados conforme necessário.</text:p>
          <text:p text:style-name="P6"><text:span text:style-name="T18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33">Items</text:span></text:h>
      <text:list xml:id="list868374719" text:style-name="L2">
        <text:list-item>
          <text:p text:style-name="P12">Deve ser possível cadastrar categorias de menu e associar pratos a cada categoria.</text:p>
        </text:list-item>
        <text:list-item>
          <text:p text:style-name="P12">Os pratos devem conter informações detalhadas, como nome, descrição, preço e imagem ilustrativa.</text:p>
        </text:list-item>
        <text:list-item>
          <text:p text:style-name="P11">Deve ser possível editar e excluir pratos, bem como adicionar novos pratos ao cardápio conforme necessário.</text:p>
        </text:list-item>
      </text:list>
      <text:h text:style-name="P3" text:outline-level="3">2.3 Gerenciamento de <text:span text:style-name="T8">Comandas/Pedidos</text:span><text:span text:style-name="T33">[*Working on]</text:span></text:h>
      <text:list xml:id="list345719509" text:style-name="L3">
        <text:list-item>
          <text:p text:style-name="P9">Os garçons devem poder registrar <text:span text:style-name="T33">comandas</text:span> associa<text:span text:style-name="T33">ndo-as</text:span> às mesas de forma rápida e intuitiva.</text:p>
        </text:list-item>
        <text:list-item>
          <text:p text:style-name="P9">Deve ser possível adicionar, remover e modificar itens em um pedido antes que ele seja enviado para a cozinha <text:span text:style-name="T33">ou ser preparado</text:span>.</text:p>
        </text:list-item>
        <text:list-item>
          <text:p text:style-name="P10">O sistema deve permitir o acompanhamento em tempo real do status dos pedidos, <text:soft-page-break/>indicando quando estão em preparo, prontos para servir ou já servidos.</text:p>
        </text:list-item>
      </text:list>
      <text:h text:style-name="P2" text:outline-level="3">2.4 Gerenciamento de <text:span text:style-name="T22">Usuarios/</text:span>Funcionários/<text:span text:style-name="T26">Clientes</text:span> <text:s/><text:span text:style-name="T21">e Um Batedor de Ponto </text:span><text:span text:style-name="T22">[WORKING </text:span><text:span text:style-name="T29">ON NOW </text:span><text:span text:style-name="T22">]</text:span></text:h>
      <text:list xml:id="list3669238209" text:style-name="L4">
        <text:list-item>
          <text:p text:style-name="P13">Deve ser possível cadastrar e gerenciar informações de garçons e outros funcionários <text:span text:style-name="T19">e outros tipos de usuarios. </text:span><text:span text:style-name="T20">[*</text:span><text:span text:style-name="T28">DONE</text:span><text:span text:style-name="T20">]</text:span></text:p>
        </text:list-item>
        <text:list-item>
          <text:p text:style-name="P14">Os garçons devem ter um registro de desempenho, incluindo o cálculo <text:span text:style-name="T2">automatico das horas trabalhadas no mês </text:span><text:span text:style-name="T24">através do Batedor de P</text:span><text:span text:style-name="T25">o</text:span><text:span text:style-name="T24">nto</text:span><text:span text:style-name="T27">[*</text:span><text:span text:style-name="T28">DONE</text:span><text:span text:style-name="T27">]</text:span></text:p>
        </text:list-item>
        <text:list-item>
          <text:p text:style-name="P17">O sistema deve permitir a atribuição de <text:s/><text:span text:style-name="T7">COMANDA</text:span><text:span text:style-name="T20">(</text:span>pedidos<text:span text:style-name="T20">)</text:span> a garçons específicos para fins de rastreamento e avaliação de desempenho.<text:span text:style-name="T30">[*WORKING ON]</text:span></text:p>
        </text:list-item>
        <text:list-item>
          <text:p text:style-name="P15">O sistema deve verficar se uma mesa quer ou não pagar a gorjeta(10%) a final da comanda e avaliar o atendimento<text:span text:style-name="T31">[*WORKING ON]</text:span></text:p>
        </text:list-item>
        <text:list-item>
          <text:p text:style-name="P16">Deve ser criado um batedor de ponto para controlar o fluxo de horas trabalhada de TODOS funcionarios(como citado acima) <text:span text:style-name="T28">[DONE]</text:span></text:p>
        </text:list-item>
      </text:list>
      <text:h text:style-name="Heading_20_3" text:outline-level="3">2.5 Controle de Cupons de Desconto <text:span text:style-name="T29">E Vendas</text:span></text:h>
      <text:list xml:id="list78957673" text:style-name="L5">
        <text:list-item>
          <text:p text:style-name="P18">Deve ser possível criar, gerenciar e aplicar cupons de desconto para clientes cadastrados no sistema.</text:p>
        </text:list-item>
        <text:list-item>
          <text:p text:style-name="P19">Os cupons devem ter data de validade, restrições de uso e percentuais de desconto configuráveis.</text:p>
        </text:list-item>
        <text:list-item>
          <text:p text:style-name="P20">O sistema tem que ter um gerenciador de vendas para fins de rastreamento</text:p>
        </text:list-item>
      </text:list>
      <text:h text:style-name="Heading_20_3" text:outline-level="3">2.6 Integração com API de Gerenciamento de Estoque</text:h>
      <text:list xml:id="list3116837778" text:style-name="L6">
        <text:list-item>
          <text:p text:style-name="P22">O sistema deve integrar-se a uma API de gerenciamento de estoque para sincronizar informações sobre produtos e estoque disponível.</text:p>
        </text:list-item>
        <text:list-item>
          <text:p text:style-name="P21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3357624389" text:style-name="L7">
        <text:list-item>
          <text:p text:style-name="P24">O sistema deve ser altamente responsivo, garantindo tempos de resposta rápidos mesmo em períodos de pico de uso.</text:p>
        </text:list-item>
        <text:list-item>
          <text:p text:style-name="P23">Deve ser escalável para lidar com um grande volume de transações simultâneas sem comprometer o desempenho.</text:p>
        </text:list-item>
      </text:list>
      <text:h text:style-name="Heading_20_3" text:outline-level="3"><text:soft-page-break/>3.2 Segurança</text:h>
      <text:list xml:id="list1569434144" text:style-name="L8">
        <text:list-item>
          <text:p text:style-name="P26">O sistema deve garantir a segurança dos dados do restaurante e dos clientes, incluindo medidas de criptografia e proteção contra ataques cibernéticos.</text:p>
        </text:list-item>
        <text:list-item>
          <text:p text:style-name="P25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3686993238" text:style-name="L9">
        <text:list-item>
          <text:p text:style-name="P28">A interface do usuário deve ser intuitiva e amigável, com navegação simplificada e feedback claro para as ações realizadas.</text:p>
        </text:list-item>
        <text:list-item>
          <text:p text:style-name="P27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220872781" text:style-name="L10">
        <text:list-item>
          <text:p text:style-name="P30">O código-fonte deve seguir as melhores práticas de desenvolvimento, incluindo modularidade, coesão e baixo acoplamento.</text:p>
        </text:list-item>
        <text:list-item>
          <text:p text:style-name="P29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3375710442" text:style-name="L11">
        <text:list-item>
          <text:p text:style-name="P32">Deve ser implementada uma integração com Webhooks para permitir a comunicação e sincronização de dados com outras APIs, como o sistema de gerenciamento de estoque.</text:p>
        </text:list-item>
        <text:list-item>
          <text:p text:style-name="P31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14:08:23.063293471</dc:date>
    <meta:editing-duration>PT16H51M22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779" meta:character-count="5035" meta:non-whitespace-character-count="4325"/>
  </office:meta>
</office:document-meta>
</file>